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paragraph-properties fo:margin-left="0cm" style:writing-mode="lr"/>
      <style:text-properties fo:color="#000000" style:font-name="Calibri " style:font-name-asian="Calibri " style:font-name-complex="Calibri "/>
    </style:style>
    <style:style style:name="ce3" style:family="table-cell" style:parent-style-name="Default" style:data-style-name="N13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ske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esicion Tree<text:s/></text:p>
          </table:table-cell>
          <table:table-cell office:value-type="percentage" office:value="0.64" table:style-name="ce3">
            <text:p>6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dom Forests</text:p>
          </table:table-cell>
          <table:table-cell office:value-type="percentage" office:value="0.68" table:style-name="ce3">
            <text:p>6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 Trees</text:p>
          </table:table-cell>
          <table:table-cell office:value-type="percentage" office:value="0.67" table:style-name="ce3">
            <text:p>67%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a Boost</text:p>
          </table:table-cell>
          <table:table-cell office:value-type="percentage" office:value="0.66" table:style-name="ce3">
            <text:p>6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dient Tree Boosting<text:s/></text:p>
          </table:table-cell>
          <table:table-cell office:value-type="percentage" office:value="0.7" table:style-name="ce3">
            <text:p>7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fiek 1" svg:x="1.24167in" svg:y="0.0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prolog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Desicion Tree<text:s/></text:p>
          </table:table-cell>
          <table:table-cell table:style-name="ce1"/>
          <table:table-cell office:value-type="percentage" office:value="0.6" table:style-name="ce3">
            <text:p>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dom Forests</text:p>
          </table:table-cell>
          <table:table-cell table:style-name="ce1"/>
          <table:table-cell office:value-type="percentage" office:value="0.68" table:style-name="ce3">
            <text:p>6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tra Trees</text:p>
          </table:table-cell>
          <table:table-cell table:style-name="ce1"/>
          <table:table-cell office:value-type="percentage" office:value="0.63" table:style-name="ce3">
            <text:p>63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a Boost</text:p>
          </table:table-cell>
          <table:table-cell table:style-name="ce1"/>
          <table:table-cell office:value-type="percentage" office:value="0.67" table:style-name="ce3">
            <text:p>6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dient Tree Boosting<text:s/></text:p>
          </table:table-cell>
          <table:table-cell table:style-name="ce1"/>
          <table:table-cell office:value-type="percentage" office:value="0.65" table:style-name="ce3">
            <text:p>65%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1" draw:style-name="a1" draw:name="Grafiek 1" svg:x="0.575in" svg:y="0.09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9.600000000000001" table:formula="of:=98*0.2" table:style-name="ce1">
            <text:p>19.6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Nick De Smet</meta:initial-creator>
    <dc:creator>Nick De Smet</dc:creator>
    <meta:creation-date>2022-04-25T09:55:53Z</meta:creation-date>
    <dc:date>2022-04-25T15:11:1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L Haskell<text:s text:c="1"/></text:p>
        </chart:title>
        <chart:plot-area chart:style-name="Plt0">
          <chart:axis chart:dimension="x" chart:name="primary-x" chart:style-name="Axs0">
            <chart:categories table:cell-range-address="haskell.$A$1:.$A$5"/>
          </chart:axis>
          <chart:axis chart:dimension="y" chart:name="primary-y" chart:style-name="Axs1">
            <chart:grid chart:class="major" chart:style-name="GMa1"/>
          </chart:axis>
          <chart:series chart:values-cell-range-address="haskell.$B$1:.$B$5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L Prolog<text:s text:c="1"/></text:p>
        </chart:title>
        <chart:plot-area chart:style-name="Plt0">
          <chart:axis chart:dimension="x" chart:name="primary-x" chart:style-name="Axs0">
            <chart:categories table:cell-range-address="prolog.$A$1:.$A$5"/>
          </chart:axis>
          <chart:axis chart:dimension="y" chart:name="primary-y" chart:style-name="Axs1">
            <chart:grid chart:class="major" chart:style-name="GMa1"/>
          </chart:axis>
          <chart:series chart:values-cell-range-address="prolog.$C$1:.$C$5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